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Mono1" svg:font-family="'Liberation Mono'" style:font-family-generic="modern" style:font-pitch="fixed"/>
    <style:font-face style:name="Liberation Mono3" svg:font-family="'Liberation Mono'" style:font-adornments="Corsivo" style:font-family-generic="modern" style:font-pitch="fixed"/>
    <style:font-face style:name="Liberation Mono2" svg:font-family="'Liberation Mono'" style:font-adornments="Corsivo Grassetto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54cm" fo:min-width="1.004cm"/>
    </style:style>
    <style:style style:name="gr2" style:family="graphic" style:parent-style-name="objectwithoutfill">
      <style:graphic-properties draw:marker-start="" draw:marker-start-width="0.2cm" draw:marker-end="Double_20_Arrow" draw:marker-end-width="0.2cm" draw:fill="none" draw:textarea-horizontal-align="center" draw:textarea-vertical-align="bottom" fo:padding-top="-0.1cm" fo:padding-bottom="0.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654cm" fo:min-width="1.404cm"/>
    </style:style>
    <style:style style:name="gr4" style:family="graphic" style:parent-style-name="objectwithoutfill">
      <style:graphic-properties draw:marker-start="Double_20_Arrow" draw:marker-start-width="0.2cm" draw:marker-end="Double_20_Arrow" draw:marker-end-width="0.2cm" draw:fill="none" draw:textarea-horizontal-align="center" draw:textarea-vertical-align="bottom" fo:padding-top="-0.1cm" fo:padding-bottom="0.3cm"/>
    </style:style>
    <style:style style:name="gr5" style:family="graphic" style:parent-style-name="objectwithoutfill">
      <style:graphic-properties draw:marker-start="Double_20_Arrow" draw:marker-start-width="0.2cm" draw:marker-end="Double_20_Arrow" draw:marker-end-width="0.2cm" draw:fill="none" draw:textarea-horizontal-align="center" draw:textarea-vertical-align="top" fo:padding-top="-0.5cm" fo:padding-bottom="0.1cm"/>
    </style:style>
    <style:style style:name="gr6" style:family="graphic" style:parent-style-name="objectwithoutfill">
      <style:graphic-properties draw:marker-start="Dimension_20_Lines" draw:marker-start-width="0.2cm" draw:marker-end="Double_20_Arrow" draw:marker-end-width="0.2cm" draw:fill="none" draw:textarea-horizontal-align="center" draw:textarea-vertical-align="bottom" fo:padding-top="0.1cm" fo:padding-bottom="0.3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54cm" fo:min-width="2.002cm"/>
    </style:style>
    <style:style style:name="gr8" style:family="graphic" style:parent-style-name="objectwithoutfill">
      <style:graphic-properties draw:marker-start="Rounded_20_short_20_Arrow" draw:marker-start-width="0.2cm" draw:marker-end="Rounded_20_short_20_Arrow" draw:marker-end-width="0.2cm" draw:fill="none" draw:textarea-horizontal-align="right" draw:textarea-vertical-align="top" fo:padding-top="0.3cm" fo:padding-bottom="0.3cm"/>
    </style:style>
    <style:style style:name="gr9" style:family="graphic" style:parent-style-name="objectwithoutfill">
      <style:graphic-properties draw:marker-start="Rounded_20_short_20_Arrow" draw:marker-start-width="0.2cm" draw:marker-end="Rounded_20_short_20_Arrow" draw:marker-end-width="0.2cm" draw:fill="none" draw:textarea-horizontal-align="left" draw:textarea-vertical-align="bottom" fo:padding-top="0.1cm" fo:padding-bottom="0.3cm"/>
    </style:style>
    <style:style style:name="gr10" style:family="graphic" style:parent-style-name="objectwithoutfill">
      <style:graphic-properties draw:marker-end="Double_20_Arrow" draw:marker-end-width="0.2cm" draw:fill="none" draw:textarea-horizontal-align="left" draw:textarea-vertical-align="middle" fo:padding-top="1cm" fo:padding-left="-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variant="normal" fo:text-transform="none" fo:color="#0000cc" style:font-name="Liberation Mono2" fo:font-size="10pt" fo:font-style="italic" fo:font-weight="bold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variant="normal" fo:text-transform="none" fo:color="#0000cc" style:font-name="Liberation Mono2" fo:font-size="10pt" fo:font-style="italic" fo:font-weight="bold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color="#0000cc" style:font-name="Liberation Mono3" fo:font-size="10pt" fo:font-style="italic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font-variant="normal" fo:text-transform="none" fo:color="#0000cc" fo:font-size="10pt" fo:font-style="italic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variant="normal" fo:text-transform="none" fo:color="#0000cc" style:font-name="Liberation Mono3" fo:font-size="10pt" fo:font-style="italic" fo:font-weight="bold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color="#0000cc" style:font-name="Liberation Mono2" fo:font-size="10pt" fo:font-style="italic" fo:font-weight="bold" style:font-size-asian="18pt" style:font-size-complex="18pt"/>
    </style:style>
    <style:style style:name="P9" style:family="paragraph">
      <style:paragraph-properties fo:text-align="center"/>
      <style:text-properties fo:font-size="9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size="9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0000cc" style:font-name="Liberation Mono3" fo:font-size="10pt" fo:font-style="italic" fo:font-weight="bold" style:font-size-asian="18pt" style:font-size-complex="18pt"/>
    </style:style>
    <style:style style:name="T3" style:family="text">
      <style:text-properties fo:font-variant="normal" fo:text-transform="none" fo:color="#0000cc" style:text-outline="false" style:text-line-through-style="none" style:text-line-through-type="none" style:font-name="Liberation Mono3" fo:font-size="10pt" fo:font-style="italic" fo:text-shadow="none" style:text-underline-style="none" fo:font-weight="bold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cc" fo:font-size="10pt" fo:font-style="italic" fo:font-weight="bold" style:font-size-asian="18pt" style:font-size-complex="18pt"/>
    </style:style>
    <style:style style:name="T5" style:family="text">
      <style:text-properties fo:font-variant="normal" fo:text-transform="none" fo:color="#0000cc" style:text-outline="false" style:text-line-through-style="none" style:text-line-through-type="none" style:font-name="Liberation Sans3" fo:font-size="10pt" fo:font-style="italic" fo:text-shadow="none" style:text-underline-style="none" fo:font-weight="bold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cc" style:font-name="Liberation Mono3" fo:font-size="10pt" fo:font-style="italic" fo:font-weight="bold" style:font-size-asian="18pt" style:font-size-complex="18pt"/>
    </style:style>
    <style:style style:name="T7" style:family="text">
      <style:text-properties fo:color="#0000cc" style:font-name="Liberation Mono2" fo:font-size="10pt" fo:font-style="italic" fo:font-weight="bold" style:font-size-asian="18pt" style:font-size-complex="18pt"/>
    </style:style>
    <style:style style:name="T8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1.6cm" svg:height="1cm" svg:x="2.4cm" svg:y="9.8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1.6cm" svg:height="1cm" svg:x="8.001cm" svg:y="7.201cm">
          <text:p text:style-name="P1"><text:span text:style-name="T1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1.6cm" svg:height="1cm" svg:x="13cm" svg:y="9.8cm">
          <text:p text:style-name="P1"><text:span text:style-name="T1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svg:x1="4cm" svg:y1="10.3cm" svg:x2="7.801cm" svg:y2="10.302cm" draw:start-shape="id1" draw:start-glue-point="1" draw:end-shape="id2" draw:end-glue-point="3" svg:d="M4000 10300h1901v2h1900" svg:viewBox="0 0 3802 3">
          <text:p text:style-name="P3">Belong to (←)</text:p>
        </draw:connector>
        <draw:custom-shape draw:style-name="gr3" draw:text-style-name="P2" xml:id="id2" draw:id="id2" draw:layer="layout" svg:width="2cm" svg:height="1cm" svg:x="7.801cm" svg:y="9.802cm">
          <draw:glue-point draw:id="4" svg:x="-2.505cm" svg:y="4.98cm"/>
          <draw:glue-point draw:id="5" svg:x="1.995cm" svg:y="4.98cm"/>
          <draw:glue-point draw:id="6" svg:x="-5.005cm" svg:y="1.98cm"/>
          <text:p text:style-name="P1"><text:span text:style-name="T1">Expe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9.801cm" svg:y1="10.302cm" svg:x2="13cm" svg:y2="10.3cm" draw:start-shape="id2" draw:start-glue-point="1" draw:end-shape="id3" draw:end-glue-point="3" svg:d="M9801 10302h1600v-2h1599" svg:viewBox="0 0 3200 3">
          <text:p text:style-name="P1"><text:span text:style-name="T2">Classify (</text:span><text:span text:style-name="T3">←)</text:span></text:p>
        </draw:connector>
        <draw:connector draw:style-name="gr5" draw:text-style-name="P6" draw:layer="layout" svg:x1="3.2cm" svg:y1="9.8cm" svg:x2="8.001cm" svg:y2="7.701cm" draw:start-shape="id1" draw:start-glue-point="0" draw:end-shape="id4" draw:end-glue-point="3" svg:d="M3200 9800v-2099h4801" svg:viewBox="0 0 4802 2100">
          <text:p text:style-name="P1"><text:span text:style-name="T4">Belong to (</text:span><text:span text:style-name="T5">←)</text:span></text:p>
        </draw:connector>
        <draw:connector draw:style-name="gr6" draw:text-style-name="P7" draw:layer="layout" svg:x1="8.801cm" svg:y1="8.201cm" svg:x2="8.801cm" svg:y2="9.802cm" draw:start-shape="id4" draw:start-glue-point="2" draw:end-shape="id2" draw:end-glue-point="0" svg:d="M8801 8201v1601" svg:viewBox="0 0 1 1602">
          <text:p><text:span text:style-name="T6">Feed (</text:span><text:span text:style-name="T3">↓</text:span><text:span text:style-name="T6">)</text:span></text:p>
        </draw:connector>
        <draw:custom-shape draw:style-name="gr7" draw:text-style-name="P2" xml:id="id5" draw:id="id5" draw:layer="layout" svg:width="2.598cm" svg:height="1cm" svg:x="7.502cm" svg:y="12.6cm">
          <draw:glue-point draw:id="4" svg:x="-2.313cm" svg:y="-5cm"/>
          <draw:glue-point draw:id="5" svg:x="2.305cm" svg:y="-5cm"/>
          <text:p text:style-name="P1"><text:span text:style-name="T1">TransferFu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7" draw:layer="layout" svg:x1="8.3cm" svg:y1="10.8cm" svg:x2="8.201cm" svg:y2="12.6cm" draw:start-shape="id2" draw:start-glue-point="4" draw:end-shape="id5" draw:end-glue-point="4" svg:d="M8300 10800v902h-99v898" svg:viewBox="0 0 100 1801">
          <text:p><text:span text:style-name="T6">Source (</text:span><text:span text:style-name="T3">↓</text:span><text:span text:style-name="T6">)</text:span></text:p>
        </draw:connector>
        <draw:connector draw:style-name="gr9" draw:text-style-name="P7" draw:layer="layout" svg:x1="9.2cm" svg:y1="10.8cm" svg:x2="9.399cm" svg:y2="12.6cm" draw:start-shape="id2" draw:start-glue-point="5" draw:end-shape="id5" draw:end-glue-point="5" svg:d="M9200 10800v902h199v898" svg:viewBox="0 0 200 1801">
          <text:p><text:span text:style-name="T6">Destination (</text:span><text:span text:style-name="T3">↑</text:span><text:span text:style-name="T6">)</text:span></text:p>
        </draw:connector>
        <draw:custom-shape draw:style-name="gr7" draw:text-style-name="P2" xml:id="id6" draw:id="id6" draw:layer="layout" svg:width="2.598cm" svg:height="1cm" svg:x="2.803cm" svg:y="12.601cm">
          <draw:glue-point draw:id="4" svg:x="-2.313cm" svg:y="-5cm"/>
          <draw:glue-point draw:id="5" svg:x="2.686cm" svg:y="-5.01cm"/>
          <text:p text:style-name="P1"><text:span text:style-name="T1">WC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8" draw:layer="layout" draw:type="curve" svg:x1="4.102cm" svg:y1="12.601cm" svg:x2="7.801cm" svg:y2="10.5cm" draw:start-shape="id6" draw:start-glue-point="0" draw:end-shape="id2" draw:end-glue-point="6" svg:d="M4102 12601c0-1401 1233-2101 3699-2101" svg:viewBox="0 0 3700 2102">
          <text:p text:style-name="P1"><text:span text:style-name="T7">Work Cost Type</text:span></text:p>
        </draw:connector>
        <draw:custom-shape draw:style-name="gr7" draw:text-style-name="P10" xml:id="id7" draw:id="id7" draw:layer="layout" svg:width="2.598cm" svg:height="1cm" svg:x="2.804cm" svg:y="15.002cm">
          <draw:glue-point draw:id="4" svg:x="-2.313cm" svg:y="-5cm"/>
          <draw:glue-point draw:id="5" svg:x="2.686cm" svg:y="-5.01cm"/>
          <text:p text:style-name="P9"><text:span text:style-name="T8">PercentDe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svg:x1="4.103cm" svg:y1="15.002cm" svg:x2="4.102cm" svg:y2="13.601cm" draw:start-shape="id7" draw:start-glue-point="0" draw:end-shape="id6" draw:end-glue-point="2" svg:d="M4103 15002v-700h-1v-701" svg:viewBox="0 0 2 1402">
          <text:p text:style-name="P3">Applied to <text:span text:style-name="T6">(</text:span><text:span text:style-name="T3">↑</text:span><text:span text:style-name="T6">)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Mono1" svg:font-family="'Liberation Mono'" style:font-family-generic="modern" style:font-pitch="fixed"/>
    <style:font-face style:name="Liberation Mono3" svg:font-family="'Liberation Mono'" style:font-adornments="Corsivo" style:font-family-generic="modern" style:font-pitch="fixed"/>
    <style:font-face style:name="Liberation Mono2" svg:font-family="'Liberation Mono'" style:font-adornments="Corsivo Grassetto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5T23:08:30.157000000</meta:creation-date>
    <dc:date>2016-12-09T12:04:36.030000000</dc:date>
    <meta:editing-duration>PT33M50S</meta:editing-duration>
    <meta:editing-cycles>9</meta:editing-cycles>
    <meta:generator>LibreOffice/5.1.6.2$Windows_X86_64 LibreOffice_project/07ac168c60a517dba0f0d7bc7540f5afa45f0909</meta:generator>
    <meta:document-statistic meta:object-count="15"/>
  </office:meta>
</office:document-meta>
</file>